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Calibri"/>
    </style:style>
    <style:style style:name="P2" style:parent-style-name="Título3" style:family="paragraph">
      <style:text-properties style:font-name="Calibri"/>
    </style:style>
    <style:style style:name="T3" style:parent-style-name="Fuentedepárrafopredeter." style:family="text">
      <style:text-properties style:font-name="Calibri"/>
    </style:style>
    <style:style style:name="T4" style:parent-style-name="Fuentedepárrafopredeter." style:family="text">
      <style:text-properties style:font-name="Calibri" fo:font-weight="bold" style:font-weight-asian="bold" style:font-weight-complex="bold" fo:color="#C9211E"/>
    </style:style>
    <style:style style:name="P5" style:parent-style-name="Standard" style:family="paragraph">
      <style:text-properties style:font-name="Calibri"/>
    </style:style>
    <style:style style:name="T6" style:parent-style-name="Fuentedepárrafopredeter." style:family="text">
      <style:text-properties style:font-name="Calibri" fo:font-weight="bold" style:font-weight-asian="bold" style:font-weight-complex="bold" fo:color="#C9211E"/>
    </style:style>
    <style:style style:name="T7" style:parent-style-name="Fuentedepárrafopredeter." style:family="text">
      <style:text-properties style:font-name="Calibri" fo:font-weight="bold" style:font-weight-asian="bold" style:font-weight-complex="bold" fo:font-style="italic" style:font-style-asian="italic" style:font-style-complex="italic" fo:color="#C9211E"/>
    </style:style>
    <style:style style:name="P8" style:parent-style-name="Standard" style:family="paragraph">
      <style:text-properties style:font-name="Calibri" fo:font-weight="bold" style:font-weight-asian="bold" style:font-weight-complex="bold" fo:font-style="italic" style:font-style-asian="italic" style:font-style-complex="italic" fo:color="#C9211E"/>
    </style:style>
    <style:style style:name="P9" style:parent-style-name="Standard" style:family="paragraph">
      <style:paragraph-properties style:vertical-align="top"/>
      <style:text-properties style:font-name="Calibri" style:font-name-complex="Calibri"/>
    </style:style>
    <style:style style:name="P10" style:parent-style-name="Standard" style:family="paragraph">
      <style:paragraph-properties style:vertical-align="top"/>
      <style:text-properties style:font-name="Calibri" style:font-name-complex="Calibri"/>
    </style:style>
    <style:style style:name="P11" style:parent-style-name="Standard" style:family="paragraph">
      <style:paragraph-properties style:vertical-align="top"/>
      <style:text-properties style:font-name="Calibri" style:font-name-complex="Calibri"/>
    </style:style>
    <style:style style:name="P12" style:parent-style-name="Standard" style:family="paragraph">
      <style:paragraph-properties style:vertical-align="top"/>
      <style:text-properties style:font-name="Calibri" style:font-name-complex="Calibri"/>
    </style:style>
    <style:style style:name="P13" style:parent-style-name="Standard" style:family="paragraph">
      <style:paragraph-properties style:vertical-align="top"/>
      <style:text-properties style:font-name="Calibri" style:font-name-complex="Calibri"/>
    </style:style>
    <style:style style:name="P14" style:parent-style-name="Standard" style:family="paragraph">
      <style:paragraph-properties style:vertical-align="top"/>
      <style:text-properties style:font-name="Calibri" style:font-name-complex="Calibri"/>
    </style:style>
    <style:style style:name="P15" style:parent-style-name="Standard" style:family="paragraph">
      <style:paragraph-properties style:vertical-align="top"/>
      <style:text-properties style:font-name="Calibri" style:font-name-complex="Calibri"/>
    </style:style>
    <style:style style:name="P16" style:parent-style-name="Standard" style:family="paragraph">
      <style:paragraph-properties style:vertical-align="top"/>
      <style:text-properties style:font-name="Calibri" style:font-name-complex="Calibri"/>
    </style:style>
    <style:style style:name="P17" style:parent-style-name="Standard" style:family="paragraph">
      <style:paragraph-properties style:vertical-align="top"/>
      <style:text-properties style:font-name="Calibri" style:font-name-complex="Calibri"/>
    </style:style>
    <style:style style:name="P18" style:parent-style-name="Standard" style:family="paragraph">
      <style:paragraph-properties style:vertical-align="top"/>
      <style:text-properties style:font-name="Calibri" style:font-name-complex="Calibri"/>
    </style:style>
    <style:style style:name="P19" style:parent-style-name="Standard" style:family="paragraph">
      <style:paragraph-properties style:vertical-align="top"/>
      <style:text-properties style:font-name="Calibri" style:font-name-complex="Calibri"/>
    </style:style>
    <style:style style:name="P20" style:parent-style-name="Standard" style:family="paragraph">
      <style:paragraph-properties style:vertical-align="top"/>
      <style:text-properties style:font-name="Calibri" style:font-name-complex="Calibri"/>
    </style:style>
    <style:style style:name="P21" style:parent-style-name="Standard" style:family="paragraph">
      <style:paragraph-properties style:vertical-align="top"/>
      <style:text-properties style:font-name="Calibri" style:font-name-complex="Calibri"/>
    </style:style>
    <style:style style:name="P22" style:parent-style-name="Standard" style:family="paragraph">
      <style:paragraph-properties style:vertical-align="top"/>
      <style:text-properties style:font-name="Calibri" style:font-name-complex="Calibri"/>
    </style:style>
    <style:style style:name="P23" style:parent-style-name="Standard" style:family="paragraph">
      <style:paragraph-properties style:vertical-align="top"/>
      <style:text-properties style:font-name="Calibri" style:font-name-complex="Calibri"/>
    </style:style>
    <style:style style:name="P24" style:parent-style-name="Standard" style:family="paragraph">
      <style:paragraph-properties style:vertical-align="top"/>
      <style:text-properties style:font-name="Calibri" style:font-name-complex="Calibri"/>
    </style:style>
    <style:style style:name="P25" style:parent-style-name="Standard" style:family="paragraph">
      <style:paragraph-properties style:vertical-align="top"/>
      <style:text-properties style:font-name="Calibri" style:font-name-complex="Calibri"/>
    </style:style>
    <style:style style:name="P26" style:parent-style-name="Standard" style:family="paragraph">
      <style:paragraph-properties style:vertical-align="top"/>
    </style:style>
    <style:style style:name="T27" style:parent-style-name="Fuentedepárrafopredeter." style:family="text">
      <style:text-properties style:font-name="Calibri" style:font-name-complex="Calibri"/>
    </style:style>
    <style:style style:name="T28" style:parent-style-name="Fuentedepárrafopredeter." style:family="text">
      <style:text-properties style:font-name="Calibri" style:font-name-complex="Calibri"/>
    </style:style>
    <style:style style:name="T29" style:parent-style-name="Fuentedepárrafopredeter." style:family="text">
      <style:text-properties style:font-name="Calibri" style:font-name-complex="Calibri"/>
    </style:style>
  </office:automatic-styles>
  <office:body>
    <office:text text:use-soft-page-breaks="true">
      <text:p text:style-name="P1">Práctica a entregar (formato PDF)</text:p>
      <text:h text:style-name="P2" text:outline-level="3">W4-1-Prácticas listas y string</text:h>
      <text:p text:style-name="Standard"><text:span text:style-name="T3">Realiza los ejercicios siguientes y<text:s/></text:span><text:span text:style-name="T4">haz captura de pantalla del código y el resultado.</text:span></text:p>
      <text:p text:style-name="P5">Empieza todos los ejercicios con el comentario siguiente:</text:p>
      <text:p text:style-name="Standard"><text:span text:style-name="T6">#Ejercicio resuelto por<text:s/></text:span><text:span text:style-name="T7">indica tu nombre y apellidos</text:span></text:p>
      <text:p text:style-name="P8">#Descripción del ejercicio</text:p>
      <text:p text:style-name="P9"/>
      <text:p text:style-name="P10">1. Haz un<text:s/>programa que<text:s/>dada una lista<text:s/>de números enteros<text:s/>[5, 13, 24, 9, 43, 2, 19, 5, 24], que imprima la lista<text:s/>y devuelva el mayor.</text:p>
      <text:p text:style-name="P11"/>
      <text:p text:style-name="P12">2. Haz el mismo programa pidiendo al usuario la lista de números enteros separados por espacios, que imprima la lista y devuelva el mayor.</text:p>
      <text:p text:style-name="P13"/>
      <text:p text:style-name="P14">3. Haz el mismo programa del ejercicio 2 pero que el cálculo del mayor se haga en la funcion mayor(lista)</text:p>
      <text:p text:style-name="P15"/>
      <text:p text:style-name="P16">4.<text:s/>Haz un programa que dada una lista de números enteros<text:s/>[5, 13, 24, 9, 43, 2, 19, 5, 24],<text:s/>que imprima la lista y devuelva la suma y la media aritmética (suma dividida entre la cantidad de números).</text:p>
      <text:p text:style-name="P17"/>
      <text:p text:style-name="P18">5. Crea la funcion suma y la función media, que tengan como parámetro una lista de números y devuelvan la suma y la media aritmética.<text:s/>Pruebalo con la lista de números enteros<text:s/>[5, 13, 24, 9, 43, 2, 19, 5, 24]</text:p>
      <text:p text:style-name="P19"/>
      <text:p text:style-name="P20">6. Haz un programa que pida al usuario una palabra y le responda con el número de letras que tiene, el programa continua hasta que el usuario escriba fin</text:p>
      <text:p text:style-name="P21"/>
      <text:p text:style-name="P22">7. Haz un programa que pida al usuario una palabra y le responda con la palabra en mayúsculas y las letras a sustituidas por 4, el programa continua hasta que el usuario escriba fin</text:p>
      <text:p text:style-name="P23"/>
      <text:p text:style-name="P24">8. Haz un programa que pida una palabra la usuario, si empieza por h<text:s/>(mayúscual o minúscula)<text:s/>imprimirá: “La palabra xxxx empieza por<text:s/>h” y si no imprimirá “La palabra xxxxx no empieza por<text:s/>h”</text:p>
      <text:p text:style-name="P25"/>
      <text:p text:style-name="P26"><text:span text:style-name="T27">9</text:span><text:span text:style-name="T28">.<text:s/></text:span><text:span text:style-name="T29">Haz un programa que pida una palabra la usuario, y una función que calcule si la palabra empieza por vocal. Si empieza por vocal imprimirá: “La palabra xxxx empieza por vocal” y si no imprimirá “La palabra xxxxx no empieza por vocal”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3" style:display-name="Título 3" style:family="paragraph" style:parent-style-name="Standard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color="#1C99E0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Aránzazu  Sáez de Ibarra Beltran de Guevara</dc:creator>
    <meta:creation-date>2025-12-04T20:08:00Z</meta:creation-date>
    <dc:date>2025-12-04T21:39:00Z</dc:date>
    <meta:print-date>2025-10-07T16:37:00Z</meta:print-date>
    <meta:template xlink:href="Normal.dotm" xlink:type="simple"/>
    <meta:editing-cycles>5</meta:editing-cycles>
    <meta:editing-duration>PT5460S</meta:editing-duration>
    <meta:document-statistic meta:page-count="1" meta:paragraph-count="3" meta:word-count="284" meta:character-count="1844" meta:row-count="13" meta:non-whitespace-character-count="1563"/>
  </office:meta>
</office:document-meta>
</file>